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6.2286mm" fo:page-width="36.22939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stroke="none"/>
    </style:style>
    <style:style style:family="graphic" style:name="style-3">
      <style:graphic-properties draw:fill="solid" draw:fill-color="#ef5656" draw:opacity="100.0%" draw:stroke="none"/>
    </style:style>
    <style:style style:family="graphic" style:name="style-4">
      <style:graphic-properties draw:fill="solid" draw:fill-color="#ef5656" draw:opacity="100.0%" draw:stroke="none"/>
    </style:style>
    <style:style style:family="graphic" style:name="style-5">
      <style:graphic-properties draw:fill="solid" draw:fill-color="#ef5656" draw:opacity="100.0%" draw:stroke="none"/>
    </style:style>
    <style:style style:family="graphic" style:name="style-6">
      <style:graphic-properties draw:fill="solid" draw:fill-color="#ef5656" draw:opacity="100.0%" draw:stroke="none"/>
    </style:style>
    <style:style style:family="graphic" style:name="style-7">
      <style:graphic-properties draw:fill="solid" draw:fill-color="#ef5656" draw:opacity="100.0%" draw:stroke="none"/>
    </style:style>
    <style:style style:family="graphic" style:name="style-8">
      <style:graphic-properties draw:fill="solid" draw:fill-color="#ef5656" draw:opacity="100.0%" draw:stroke="none"/>
    </style:style>
    <style:style style:family="graphic" style:name="style-9">
      <style:graphic-properties draw:fill="solid" draw:fill-color="#b20d0d" draw:opacity="100.0%" draw:stroke="none"/>
    </style:style>
    <style:style style:family="graphic" style:name="style-10">
      <style:graphic-properties draw:fill="solid" draw:fill-color="#b20d0d" draw:opacity="100.0%" draw:stroke="none"/>
    </style:style>
    <style:style style:family="graphic" style:name="style-11">
      <style:graphic-properties draw:fill="solid" draw:fill-color="#b20d0d" draw:opacity="100.0%" draw:stroke="none"/>
    </style:style>
    <style:style style:family="graphic" style:name="style-12">
      <style:graphic-properties draw:fill="solid" draw:fill-color="#b20d0d" draw:opacity="100.0%" draw:stroke="none"/>
    </style:style>
    <style:style style:family="graphic" style:name="style-13">
      <style:graphic-properties draw:fill="solid" draw:fill-color="#970f00" draw:opacity="100.0%" draw:stroke="none"/>
    </style:style>
  </office:automatic-styles>
  <office:body>
    <office:drawing>
      <draw:page draw:master-page-name="Default" draw:name="page1" draw:style-name="DP1">
        <draw:g draw:id="Layer_1">
          <draw:g draw:id="g3">
            <draw:path svg:d="M 3488.7705 2597.6455 C 3314.2249 2423.1526 3139.8115 2248.7131 2965.2922 2074.2202 C 2878.2974 1987.2252 2791.3022 1900.2037 2704.3074 1813.2089 C 2653.6396 1762.5411 2701.5027 1752.1167 2749.948 1703.6714 C 2964.0752 1489.4912 3178.2554 1275.3109 3392.3826 1061.1837 C 3463.741 989.7462 3549.2012 922.30396 3561.081 814.2481 C 3577.406 664.91724 3452.3374 572.075 3358.6484 478.41248 C 3205.9045 325.66855 2900.2312 -121.05393 2643.6648 38.06647 C 2441.047 163.74355 2270.0732 402.23895 2103.0684 569.24396 C 2011.0197 661.2925 1918.9976 753.3145 1826.9492 845.3102 C 1770.0637 902.1956 1778.6097 887.4054 1721.2217 830.0702 C 1508.2057 617.0542 1295.1366 404.03815 1082.0677 191.0221 C 1020.4728 129.4271 953.87714 43.0671 868.893 13.962937 C 706.78284 -41.46727 604.0187 79.31501 503.0801 180.14772 C 354.86032 328.36713 -70.642586 619.303 14.473869 868.3817 C 43.52512 953.39233 129.85866 1019.9615 191.4272 1081.6094 C 307.9497 1198.1318 424.44574 1314.6278 540.9946 1431.1768 C 637.51465 1527.6968 734.0346 1624.2168 830.5811 1720.816 C 887.91626 1778.1512 902.70654 1769.6317 845.8211 1826.5437 C 634.9747 2037.3373 424.1811 2248.1836 213.33466 2459.0037 C 156.39632 2515.942 81.59861 2573.7004 38.497997 2643.2065 C -60.69429 2803.0676 50.827583 2930.0942 158.16902 3037.3828 C 303.1607 3182.3745 578.9888 3586.34 814.75903 3560.5168 C 1028.3042 3537.1274 1265.1063 3188.433 1402.6102 3050.9028 C 1508.8668 2944.752 1615.0441 2838.5747 1721.2479 2732.3708 C 1778.583 2675.0356 1770.0635 2660.2456 1826.9225 2717.1575 C 2045.0715 2935.2268 2263.1938 3153.323 2481.29 3371.4456 C 2557.5696 3447.7249 2633.6902 3547.9226 2748.6252 3560.5168 C 2897.903 3576.8416 2990.719 3451.773 3084.408 3358.1106 C 3241.623 3200.8953 3742.7173 2851.3806 3488.7705 2597.6455 z" svg:height="35.619656mm" draw:style-name="style-2" svg:viewBox="0.0 0.0 3562.5298 3561.9653" svg:width="35.625298mm" svg:x="0.2992321mm" svg:y="0.3009035mm"/>
            <draw:path svg:d="M 698.4526 7.6632385 C 754.70294 64.019485 110.38969 655.3632 34.692394 706.7453 C -90.93177 792.0205 163.17406 443.56433 187.62157 416.78845 C 226.99149 373.71423 628.07336 -62.715927 698.4526 7.6632385 z" svg:height="7.201493mm" draw:style-name="style-3" svg:viewBox="0.0 0.0 701.9269 720.1493" svg:width="7.019269mm" svg:x="1.510716mm" svg:y="1.347355mm"/>
            <draw:path svg:d="M 897.1637 6.3194623 C 954.63116 63.998634 151.4091 807.6364 71.76956 869.8401 C 33.98707 899.3675 -26.205639 925.4554 12.4764385 852.695 C 79.70705 726.3035 190.4087 616.1575 287.53726 512.9435 C 331.2464 466.53583 827.41943 -63.451187 897.1637 6.3194623 z" svg:height="8.996978mm" draw:style-name="style-4" svg:viewBox="0.0 0.0 900.1033 899.69775" svg:width="9.001033mm" svg:x="1.3431442mm" svg:y="19.41437mm"/>
            <draw:path svg:d="M 2.9269853 6.3194623 C -54.408215 63.78688 748.62854 807.6364 828.24176 869.8401 C 866.0507 899.3675 926.2699 925.4554 887.5877 852.695 C 820.41 726.3035 709.6819 616.1575 612.5799 512.9435 C 568.9236 466.53583 72.69743 -63.451187 2.9269853 6.3194623 z" svg:height="8.996978mm" draw:style-name="style-5" svg:viewBox="0.0 0.0 900.0605 899.69775" svg:width="9.000605mm" svg:x="26.405516mm" svg:y="19.41437mm"/>
            <draw:path svg:d="M 10.056566 1.844026 C 58.766346 -46.78639 967.53076 882.24506 928.98096 920.8213 C 887.7587 962.1491 -110.24949 122.57339 10.056566 1.844026 z" svg:height="9.222968mm" draw:style-name="style-6" svg:viewBox="0.0 0.0 930.1732 922.2968" svg:width="9.301732mm" svg:x="8.394676mm" svg:y="1.4055471mm"/>
            <draw:path svg:d="M 3.4837182 7.6624184 C -52.846012 64.07158 591.49365 655.36237 667.2176 706.7445 C 792.7889 792.01965 538.7623 443.5635 514.262 416.78763 C 474.97137 373.76636 73.7572 -62.716747 3.4837182 7.6624184 z" svg:height="7.2014847mm" draw:style-name="style-7" svg:viewBox="0.0 0.0 701.89215 720.1485" svg:width="7.0189214mm" svg:x="27.76652mm" svg:y="1.3473632mm"/>
            <draw:path svg:d="M 913.3896 1.8499304 C 864.81213 -46.674652 -37.52274 875.1865 1.2119738 913.948 C 42.989944 955.858 1033.484 122.15597 913.3896 1.8499304 z" svg:height="9.15475mm" draw:style-name="style-8" svg:viewBox="0.0 0.0 923.4821 915.475" svg:width="9.234821mm" svg:x="18.66746mm" svg:y="1.4054881mm"/>
            <draw:path svg:d="M 837.46014 3.0716188 C 788.8298 -45.558777 287.47073 498.71555 244.79347 541.76324 C 165.18028 622.1437 59.320503 708.29193 5.92765 810.2623 C -35.32084 889.0553 151.87178 761.60547 161.8201 753.90607 C 242.91495 691.09406 947.1034 112.50327 837.46014 3.0716188 z" svg:height="8.358729mm" draw:style-name="style-9" svg:viewBox="0.0 0.0 849.02264 835.8729" svg:width="8.490227mm" svg:x="26.700945mm" svg:y="8.253123mm"/>
            <draw:path svg:d="M 971.51685 2.4604843 C 929.4747 -39.71414 446.21317 473.65686 402.90094 516.94275 C 278.9436 640.87354 146.99593 761.3648 36.21488 897.7046 C -25.16844 973.21674 -6.859289 1004.0405 78.54817 949.06006 C 163.34717 894.5559 1075.551 106.33596 971.51685 2.4604843 z" svg:height="9.770194mm" draw:style-name="style-10" svg:viewBox="0.0 0.0 979.77075 977.0194" svg:width="9.797708mm" svg:x="8.299515mm" svg:y="25.320095mm"/>
            <draw:path svg:d="M 11.566336 3.055823 C 59.958626 -45.442303 561.6351 498.75262 604.2065 541.74744 C 683.87256 622.1808 789.62646 708.2761 843.09875 810.2465 C 884.3738 889.0395 697.2075 761.58966 687.2592 753.89026 C 606.1909 691.1577 -98.10345 112.1435 11.566336 3.055823 z" svg:height="8.358571mm" draw:style-name="style-11" svg:viewBox="0.0 0.0 849.03424 835.8571" svg:width="8.490342mm" svg:x="1.7136657mm" svg:y="8.253281mm"/>
            <draw:path svg:d="M 8.647728 2.590079 C 51.06035 -39.92852 514.87506 454.55133 556.04425 495.74692 C 680.0279 619.6777 811.94916 740.22186 922.6774 876.4825 C 983.9814 952.02094 965.7251 982.79224 880.37054 927.8646 C 795.5449 873.33386 -96.815186 107.70922 8.647728 2.590079 z" svg:height="9.557992mm" draw:style-name="style-12" svg:viewBox="0.0 0.0 958.8519 955.7992" svg:width="9.588519mm" svg:x="18.840755mm" svg:y="25.357428mm"/>
            <draw:path svg:d="M 817.0475 0.615798 C 621.9437 0.615798 445.9164 255.01266 322.03854 378.89056 C 171.88748 529.01514 -112.089806 730.04553 47.32165 971.8747 C 148.92163 1126.0209 321.77396 1254.4497 451.07578 1383.7516 C 593.6069 1526.3091 736.2172 1668.7343 878.6689 1811.3976 C 647.63477 2042.1406 416.86517 2273.1484 185.9633 2504.0503 C 73.330185 2616.6833 -51.658974 2735.7458 22.159771 2913.784 C 79.15102 3051.3936 249.01353 3170.7473 350.61346 3272.3474 C 448.4564 3370.1902 544.7383 3497.2168 660.8374 3574.8984 C 833.3987 3690.3892 979.7661 3576.1687 1099.0668 3456.921 C 1336.6097 3219.378 1574.3113 2981.9673 1811.6954 2744.2922 C 2042.4651 2975.3264 2273.4993 3206.096 2504.4011 3436.945 C 2617.0342 3549.5254 2735.9907 3674.5144 2914.1084 3600.7485 C 3051.665 3543.7837 3171.0452 3373.974 3272.6716 3272.3474 C 3370.488 3174.531 3497.541 3078.2756 3575.1965 2962.1765 C 3689.6287 2791.203 3576.731 2643.4858 3457.2449 2523.9473 C 3219.6755 2286.4045 2982.2651 2048.7556 2744.5898 1811.3715 C 2975.3594 1580.3373 3206.3936 1349.5148 3437.322 1118.613 C 3549.5586 1006.3768 3673.5156 888.1345 3601.6814 710.65204 C 3545.6162 572.27496 3374.4045 452.0483 3272.672 350.28955 C 3174.75 252.42018 3078.071 124.12373 2961.3105 47.07708 C 2788.8816 -66.72021 2643.255 46.73312 2524.1924 165.7427 C 2286.6494 403.28558 2049.0007 640.6962 1811.6166 878.3714 C 1649.5063 716.04956 1487.2373 553.99225 1325.0479 391.7498 C 1199.7672 266.5485 1015.0351 0.50996464 817.0475 0.615798 z M 660.14954 3497.1638 C 482.376 3319.443 -126.37727 2901.0312 146.09059 2628.5635 C 418.50558 2356.2012 690.8676 2083.7595 963.3091 1811.3711 C 789.9277 1638.0161 616.5462 1464.5818 443.11182 1291.2003 C 306.03122 1154.1196 -90.87022 876.3336 127.675606 657.84076 C 302.53873 483.0041 477.48123 308.141 652.3708 133.3043 C 872.16016 -86.37924 1121.4242 272.89847 1263.2937 414.71512 C 1445.618 597.0395 1627.9424 779.36383 1810.2667 961.63525 C 1813.0183 964.38696 2269.0542 505.54654 2303.0796 471.57407 C 2439.4988 335.1549 2742.1821 -95.6132 2963.0562 125.525536 C 3151.4924 269.77634 3312.4385 474.80197 3480.5017 642.73303 C 3709.8955 872.07385 3359.8518 1111.3894 3208.2983 1262.9957 C 3025.4978 1445.7964 2842.7236 1628.597 2659.8967 1811.4242 C 2932.7349 2084.183 3261.4797 2344.5332 3497.488 2649.0156 C 3715.584 2867.0322 3309.29 3151.0889 3173.4263 3286.8994 C 3027.1118 3433.1348 2841.057 3689.0396 2628.808 3476.8174 C 2452.8337 3300.8694 2276.8857 3124.8687 2100.8848 2948.921 C 2044.0522 2892.1147 1848.9752 2622.4253 1780.263 2691.0579 C 1598.7058 2872.615 1417.1488 3054.1191 1235.6182 3235.6763 C 1104.4379 3366.7507 865.8631 3703.38 660.14954 3497.1638 z" svg:height="36.229053mm" draw:style-name="style-13" svg:viewBox="0.0 0.0 3622.9631 3622.9053" svg:width="36.22963mm" svg:x="1.2306409E-4mm" svg:y="-3.3714683E-4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border="3.3819923%" draw:cx="48.904995%" draw:cy="25.271122%" draw:display-name="gradient-1" draw:end-color="#f28888" draw:name="gradient-1" draw:start-color="#d82a2a" draw:style="radial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6.2286mm" fo:page-width="36.22939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